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APO – Tic-tac-toe 3D </text:p>
      <text:p text:style-name="P1"/>
      <text:p text:style-name="P2">Nathan Dal Pian</text:p>
      <text:p text:style-name="P2">Raichon Mano</text:p>
      <text:p text:style-name="P2"/>
      <text:p text:style-name="P2"><text:span text:style-name="T1">Méthodologie :</text:span></text:p>
      <text:p text:style-name="P4">Chronologie :</text:p>
      <text:p text:style-name="P5">23/01 : Analyse du projet et création du modèle </text:p>
      <text:p text:style-name="P5">24/01 : Diagramme de classes</text:p>
      <text:p text:style-name="P5">27/01 : Début du codage (morpion 2D)</text:p>
      <text:p text:style-name="P5">29/01 : Début du morpion 3D</text:p>
      <text:p text:style-name="P5">03/02 : Finalisation du projet</text:p>
      <text:p text:style-name="P5"/>
      <text:p text:style-name="P5">Pour ce projet, nous avons décidé de faire premièrement le diagramme de classe avant de commencer à coder afin d'avoir une vue d'ensemble du projet. Nathan c'est plutôt occupé de la conception et Mano du début du codage. Nous avons ensuite finalisé le morpion 3D et le compte rendu ensemble. Nous avons donc codé en langage Java 17 sur l'IDE Eclipse.</text:p>
      <text:p text:style-name="P5"/>
      <text:p text:style-name="P2"><text:span text:style-name="T1">Conception :</text:span></text:p>
      <text:p text:style-name="P2"><text:span text:style-name="T1"/></text:p>
      <text:p text:style-name="P2"><text:span text:style-name="T1">Code :</text:span></text:p>
      <text:p text:style-name="P2"><text:span text:style-name="T1"/></text:p>
      <text:p text:style-name="P2"><text:span text:style-name="T1">Documentation :</text:span></text:p>
      <text:p text:style-name="P2"><text:span text:style-name="T1"/></text:p>
      <text:p text:style-name="P2"><text:span text:style-name="T1">Extensions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03T10:21:42.51</meta:creation-date>
    <meta:document-statistic meta:table-count="0" meta:image-count="0" meta:object-count="0" meta:page-count="1" meta:paragraph-count="15" meta:word-count="115" meta:character-count="646"/>
    <dc:date>2023-02-03T13:32:44.77</dc:date>
    <meta:editing-duration>PT1H9M31S</meta:editing-duration>
    <meta:editing-cycles>1</meta:editing-cycles>
    <meta:generator>OpenOffice/4.1.13$Win32 OpenOffice.org_project/4113m1$Build-9810</meta:generator>
  </office:meta>
</office:document-meta>
</file>